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/>
    <style:font-face style:name="Mangal2" svg:font-family="Mangal"/>
    <style:font-face style:name="var docs-material-header-font-family" svg:font-family="'var docs-material-header-font-family', Roboto, RobotoDraft, Helvetica, Arial, sans-serif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2" svg:font-family="'Lucida Console'" style:font-family-generic="modern" style:font-pitch="fixed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rsid="019bca77" officeooo:paragraph-rsid="019bca77" style:font-size-asian="80pt" style:font-weight-asian="bold" style:font-size-complex="80pt" style:font-weight-complex="bold"/>
    </style:style>
    <style:style style:name="P5" style:family="paragraph" style:parent-style-name="Enumearación">
      <style:text-properties fo:language="en" fo:country="GB" officeooo:rsid="019bca77" officeooo:paragraph-rsid="015e7346"/>
    </style:style>
    <style:style style:name="P6" style:family="paragraph" style:parent-style-name="Enumeración_20_resaltada">
      <style:paragraph-properties fo:margin-left="1.27cm" fo:margin-right="0cm" fo:text-indent="0cm" style:auto-text-indent="false"/>
    </style:style>
    <style:style style:name="P7" style:family="paragraph" style:parent-style-name="Enumeración_20_resaltada">
      <style:paragraph-properties fo:margin-left="1.27cm" fo:margin-right="0cm" fo:text-indent="0cm" style:auto-text-indent="false"/>
      <style:text-properties officeooo:rsid="0187e4e0" officeooo:paragraph-rsid="0187e4e0"/>
    </style:style>
    <style:style style:name="P8" style:family="paragraph" style:parent-style-name="Enumeración_20_resaltada">
      <style:paragraph-properties fo:margin-left="1.27cm" fo:margin-right="0cm" fo:text-indent="0cm" style:auto-text-indent="false"/>
      <style:text-properties officeooo:rsid="01a17966" officeooo:paragraph-rsid="01a17966"/>
    </style:style>
    <style:style style:name="P9" style:family="paragraph" style:parent-style-name="Enumeración_20_resaltada">
      <style:paragraph-properties fo:margin-left="1.27cm" fo:margin-right="0cm" fo:text-indent="0cm" style:auto-text-indent="false"/>
      <style:text-properties officeooo:rsid="01a29a0b" officeooo:paragraph-rsid="01a29a0b"/>
    </style:style>
    <style:style style:name="P10" style:family="paragraph" style:parent-style-name="Enumeración_20_resaltada">
      <style:paragraph-properties fo:margin-left="1.27cm" fo:margin-right="0cm" fo:text-indent="0cm" style:auto-text-indent="false"/>
      <style:text-properties fo:font-weight="bold" officeooo:rsid="01a29a0b" officeooo:paragraph-rsid="01a29a0b" fo:background-color="transparent" style:font-weight-asian="bold" style:font-weight-complex="bold"/>
    </style:style>
    <style:style style:name="P11" style:family="paragraph" style:parent-style-name="Enumeración_20_resaltada">
      <style:paragraph-properties fo:margin-left="1.27cm" fo:margin-right="0cm" fo:text-indent="0cm" style:auto-text-indent="false"/>
      <style:text-properties officeooo:rsid="01a2d6f2" officeooo:paragraph-rsid="01a2d6f2"/>
    </style:style>
    <style:style style:name="P12" style:family="paragraph" style:parent-style-name="Enumearación">
      <style:paragraph-properties fo:margin-left="1.27cm" fo:margin-right="0cm" fo:text-indent="0cm" style:auto-text-indent="false"/>
    </style:style>
    <style:style style:name="P13" style:family="paragraph" style:parent-style-name="Enumearación">
      <style:paragraph-properties fo:margin-left="1.27cm" fo:margin-right="0cm" fo:text-indent="0cm" style:auto-text-indent="false"/>
      <style:text-properties officeooo:rsid="018c074c" officeooo:paragraph-rsid="018c074c"/>
    </style:style>
    <style:style style:name="P14" style:family="paragraph" style:parent-style-name="Enumearación">
      <style:paragraph-properties fo:margin-left="1.27cm" fo:margin-right="0cm" fo:text-indent="0cm" style:auto-text-indent="false"/>
      <style:text-properties officeooo:paragraph-rsid="018df161"/>
    </style:style>
    <style:style style:name="P15" style:family="paragraph" style:parent-style-name="Enumearación">
      <style:paragraph-properties fo:margin-left="1.27cm" fo:margin-right="0cm" fo:text-indent="0cm" style:auto-text-indent="false"/>
      <style:text-properties fo:language="en" fo:country="GB" officeooo:rsid="01a17966" officeooo:paragraph-rsid="01a17966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officeooo:paragraph-rsid="01a17966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Arial1" fo:font-size="20pt" fo:language="en" fo:country="GB" officeooo:rsid="01a17966" officeooo:paragraph-rsid="01a17966" style:font-size-asian="20pt" style:font-size-complex="20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Arial1" fo:font-size="20pt" fo:language="en" fo:country="GB" officeooo:rsid="01a17966" officeooo:paragraph-rsid="01a29a0b" style:font-size-asian="20pt" style:font-size-complex="20pt"/>
    </style:style>
    <style:style style:name="P19" style:family="paragraph" style:parent-style-name="Text_20_body">
      <style:paragraph-properties fo:margin-left="1.27cm" fo:margin-right="0cm" fo:text-indent="0cm" style:auto-text-indent="false"/>
      <style:text-properties officeooo:paragraph-rsid="01a17966"/>
    </style:style>
    <style:style style:name="P20" style:family="paragraph" style:parent-style-name="Enumeración_20_resaltada">
      <style:paragraph-properties fo:margin-left="1.27cm" fo:margin-right="0cm" fo:text-indent="0cm" style:auto-text-indent="false" fo:break-before="page"/>
      <style:text-properties officeooo:rsid="01a2d6f2" officeooo:paragraph-rsid="01a2d6f2"/>
    </style:style>
    <style:style style:name="P21" style:family="paragraph" style:parent-style-name="Codigo_20_Cuadro_20_Flotante">
      <style:text-properties fo:font-size="13pt" fo:font-weight="bold" style:font-size-asian="13pt" style:font-weight-asian="bold" style:font-size-complex="13pt" style:font-weight-complex="bold"/>
    </style:style>
    <style:style style:name="P22" style:family="paragraph" style:parent-style-name="Codigo_20_Cuadro_20_Flotante">
      <style:paragraph-properties fo:margin-left="1.27cm" fo:margin-right="0.3cm" fo:text-indent="0cm" style:auto-text-indent="false"/>
    </style:style>
    <style:style style:name="P23" style:family="paragraph" style:parent-style-name="Codigo_20_Cuadro_20_Flotante">
      <style:paragraph-properties fo:margin-left="1.27cm" fo:margin-right="0.3cm" fo:text-indent="0cm" style:auto-text-indent="false"/>
      <style:text-properties officeooo:paragraph-rsid="0190cccc"/>
    </style:style>
    <style:style style:name="P24" style:family="paragraph" style:parent-style-name="Codigo_20_Cuadro_20_Flotante">
      <style:paragraph-properties fo:margin-left="1.27cm" fo:margin-right="0.3cm" fo:text-indent="0cm" style:auto-text-indent="false"/>
      <style:text-properties officeooo:paragraph-rsid="01911eff"/>
    </style:style>
    <style:style style:name="P25" style:family="paragraph" style:parent-style-name="Codigo_20_Cuadro_20_Flotante">
      <style:paragraph-properties fo:margin-left="1.27cm" fo:margin-right="0.3cm" fo:text-indent="0cm" style:auto-text-indent="false"/>
      <style:text-properties officeooo:paragraph-rsid="019711ff"/>
    </style:style>
    <style:style style:name="P26" style:family="paragraph" style:parent-style-name="Titulo2">
      <style:text-properties fo:language="en" fo:country="GB"/>
    </style:style>
    <style:style style:name="P27" style:family="paragraph" style:parent-style-name="Titulo2">
      <style:paragraph-properties fo:margin-left="0cm" fo:margin-right="0cm" fo:text-indent="0cm" style:auto-text-indent="false"/>
      <style:text-properties fo:language="en" fo:country="GB" officeooo:paragraph-rsid="018a3236"/>
    </style:style>
    <style:style style:name="P28" style:family="paragraph" style:parent-style-name="Titulo2">
      <style:paragraph-properties fo:margin-left="0cm" fo:margin-right="0cm" fo:text-indent="0cm" style:auto-text-indent="false"/>
      <style:text-properties fo:language="en" fo:country="GB" officeooo:rsid="018a3236" officeooo:paragraph-rsid="018a3236"/>
    </style:style>
    <style:style style:name="P29" style:family="paragraph" style:parent-style-name="Titulo2">
      <style:paragraph-properties fo:margin-left="0cm" fo:margin-right="0cm" fo:text-indent="0cm" style:auto-text-indent="false"/>
      <style:text-properties fo:language="en" fo:country="GB" officeooo:rsid="01a17966" officeooo:paragraph-rsid="01a17966"/>
    </style:style>
    <style:style style:name="P30" style:family="paragraph" style:parent-style-name="Titulo2">
      <style:paragraph-properties fo:margin-left="0cm" fo:margin-right="0cm" fo:text-indent="0cm" style:auto-text-indent="false"/>
      <style:text-properties fo:language="en" fo:country="GB" officeooo:rsid="01a17966" officeooo:paragraph-rsid="01a29a0b"/>
    </style:style>
    <style:style style:name="P31" style:family="paragraph" style:parent-style-name="Standard">
      <style:text-properties officeooo:paragraph-rsid="01a29a0b"/>
    </style:style>
    <style:style style:name="P32" style:family="paragraph" style:parent-style-name="Standard">
      <style:text-properties officeooo:paragraph-rsid="01a2d6f2"/>
    </style:style>
    <style:style style:name="P33" style:family="paragraph" style:parent-style-name="Enumearación">
      <style:paragraph-properties fo:break-before="page"/>
      <style:text-properties fo:language="en" fo:country="GB" officeooo:rsid="019bca77" officeooo:paragraph-rsid="015e7346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style:font-name="Arial1" fo:font-size="20pt" officeooo:paragraph-rsid="01a17966" style:font-size-asian="20pt" style:font-size-complex="20pt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font-name="Arial1" fo:font-size="20pt" officeooo:paragraph-rsid="01a29a0b" style:font-size-asian="20pt" style:font-size-complex="20pt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1a29a0b" style:text-blinking="false" fo:background-color="transparent" style:font-size-asian="20pt" style:font-size-complex="20pt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text-line-through-style="none" style:text-line-through-type="none" style:font-name="Arial1" fo:font-size="20pt" fo:language="en" fo:country="GB" fo:font-style="normal" style:text-underline-style="none" fo:font-weight="normal" officeooo:rsid="01a17966" officeooo:paragraph-rsid="01a2d6f2" style:text-blinking="false" fo:background-color="transparent" style:font-size-asian="20pt" style:font-size-complex="20pt"/>
    </style:style>
    <style:style style:name="P38" style:family="paragraph" style:parent-style-name="Standard">
      <style:paragraph-properties fo:margin-left="0.3cm" fo:margin-right="0.3cm" fo:orphans="2" fo:widows="2" fo:hyphenation-ladder-count="no-limit" fo:text-indent="0cm" style:auto-text-indent="false" fo:padding="0.15cm" fo:border="0.06pt solid #a85300" style:shadow="none" style:writing-mode="page">
        <style:tab-stops/>
      </style:paragraph-properties>
      <style:text-properties fo:color="#402000" style:font-name="Lucida Console1" fo:font-size="16pt" officeooo:paragraph-rsid="01ac1766" style:font-name-asian="MS Mincho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39" style:family="paragraph" style:parent-style-name="Codigo_20_Cuadro_20_Flotante">
      <style:text-properties officeooo:paragraph-rsid="01ac1766"/>
    </style:style>
    <style:style style:name="P40" style:family="paragraph" style:parent-style-name="Codigo_20_Cuadro_20_Flotante">
      <style:paragraph-properties fo:margin-left="1.27cm" fo:margin-right="0.3cm" fo:text-indent="0cm" style:auto-text-indent="false"/>
      <style:text-properties officeooo:paragraph-rsid="01ac1766"/>
    </style:style>
    <style:style style:name="P41" style:family="paragraph" style:parent-style-name="Codigo_20_Cuadro_20_Flotante" style:master-page-name="">
      <style:paragraph-properties fo:margin-left="0.3cm" fo:margin-right="0.3cm" fo:orphans="2" fo:widows="2" fo:hyphenation-ladder-count="no-limit" fo:text-indent="0cm" style:auto-text-indent="false" style:page-number="auto" fo:padding="0.15cm" fo:border="0.06pt solid #a85300" style:shadow="none" style:writing-mode="page">
        <style:tab-stops/>
      </style:paragraph-properties>
      <style:text-properties style:font-name="Lucida Console2" fo:hyphenate="false" fo:hyphenation-remain-char-count="2" fo:hyphenation-push-char-count="2"/>
    </style:style>
    <style:style style:name="P42" style:family="paragraph" style:parent-style-name="Codigo_20_Cuadro_20_Flotante">
      <style:paragraph-properties fo:margin-left="0.3cm" fo:margin-right="0.3cm" fo:orphans="2" fo:widows="2" fo:hyphenation-ladder-count="no-limit" fo:text-indent="0cm" style:auto-text-indent="false" fo:padding="0.15cm" fo:border="0.06pt solid #a85300" style:shadow="none" style:writing-mode="page">
        <style:tab-stops/>
      </style:paragraph-properties>
      <style:text-properties fo:color="#402000" style:font-name="Lucida Console1" officeooo:paragraph-rsid="01ac1766" style:font-name-asian="MS Mincho" style:language-asian="zh" style:country-asian="CN" style:font-name-complex="Times New Roman" style:language-complex="ar" style:country-complex="SA" fo:hyphenate="false" fo:hyphenation-remain-char-count="2" fo:hyphenation-push-char-count="2"/>
    </style:style>
    <style:style style:name="P43" style:family="paragraph" style:parent-style-name="Codigo_20_Cuadro_20_Flotante">
      <style:paragraph-properties fo:margin-left="0.3cm" fo:margin-right="0.3cm" fo:orphans="2" fo:widows="2" fo:hyphenation-ladder-count="no-limit" fo:text-indent="0cm" style:auto-text-indent="false" fo:padding="0.15cm" fo:border="0.06pt solid #a85300" style:shadow="none" style:writing-mode="page">
        <style:tab-stops/>
      </style:paragraph-properties>
      <style:text-properties officeooo:paragraph-rsid="01ac1766" fo:hyphenate="false" fo:hyphenation-remain-char-count="2" fo:hyphenation-push-char-count="2"/>
    </style:style>
    <style:style style:name="P44" style:family="paragraph" style:parent-style-name="Titulo1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paragraph-rsid="00e804ae" fo:hyphenate="false" fo:hyphenation-remain-char-count="2" fo:hyphenation-push-char-count="2"/>
    </style:style>
    <style:style style:name="P45" style:family="paragraph" style:parent-style-name="Titulo1">
      <style:text-properties officeooo:paragraph-rsid="0191a3e0"/>
    </style:style>
    <style:style style:name="P46" style:family="paragraph" style:parent-style-name="Titulo1">
      <style:paragraph-properties fo:break-before="page"/>
    </style:style>
    <style:style style:name="P47" style:family="paragraph" style:parent-style-name="Titulo1">
      <style:paragraph-properties fo:break-before="page"/>
      <style:text-properties fo:language="en" fo:country="GB" officeooo:rsid="0143c83b" officeooo:paragraph-rsid="0143c83b"/>
    </style:style>
    <style:style style:name="P48" style:family="paragraph" style:parent-style-name="Titulo1">
      <style:paragraph-properties fo:break-before="page"/>
      <style:text-properties fo:language="en" fo:country="GB" officeooo:rsid="0143c83b" officeooo:paragraph-rsid="01849ab5"/>
    </style:style>
    <style:style style:name="P49" style:family="paragraph" style:parent-style-name="Titulo1">
      <style:paragraph-properties fo:break-before="page"/>
      <style:text-properties fo:language="en" fo:country="GB" officeooo:rsid="0143c83b" officeooo:paragraph-rsid="018a3236"/>
    </style:style>
    <style:style style:name="P50" style:family="paragraph" style:parent-style-name="Titulo1">
      <style:paragraph-properties fo:break-before="page"/>
      <style:text-properties fo:language="en" fo:country="GB" officeooo:rsid="0143c83b" officeooo:paragraph-rsid="018f82ab"/>
    </style:style>
    <style:style style:name="P51" style:family="paragraph" style:parent-style-name="Titulo1">
      <style:paragraph-properties fo:break-before="page"/>
      <style:text-properties officeooo:rsid="01a17966" officeooo:paragraph-rsid="01a17966"/>
    </style:style>
    <style:style style:name="P52" style:family="paragraph" style:parent-style-name="Titulo1">
      <style:paragraph-properties fo:break-before="page"/>
      <style:text-properties officeooo:rsid="01a17966" officeooo:paragraph-rsid="01a29a0b"/>
    </style:style>
    <style:style style:name="P53" style:family="paragraph" style:parent-style-name="Titulo1">
      <style:paragraph-properties fo:break-before="page"/>
      <style:text-properties officeooo:paragraph-rsid="019711ff"/>
    </style:style>
    <style:style style:name="P54" style:family="paragraph" style:parent-style-name="Titulo1" style:list-style-name="L1">
      <style:paragraph-properties fo:text-align="center" style:justify-single-word="false" fo:orphans="2" fo:widows="2" fo:hyphenation-ladder-count="no-limit" fo:break-before="page" style:text-autospace="none"/>
      <style:text-properties fo:font-size="32pt" fo:language="en" fo:country="GB" officeooo:rsid="0301ffde" officeooo:paragraph-rsid="019f8f44" style:font-size-asian="32pt" style:font-size-complex="32pt" fo:hyphenate="false" fo:hyphenation-remain-char-count="2" fo:hyphenation-push-char-count="2"/>
    </style:style>
    <style:style style:name="P55" style:family="paragraph" style:parent-style-name="Titulo1">
      <style:paragraph-properties fo:break-before="page"/>
      <style:text-properties fo:color="#402000" fo:font-size="48pt" fo:language="en" fo:country="GB" fo:font-weight="bold" officeooo:rsid="01a975a1" officeooo:paragraph-rsid="019bca77" style:font-size-asian="48pt" style:font-weight-asian="bold" style:font-size-complex="48pt" style:font-weight-complex="bold"/>
    </style:style>
    <style:style style:name="P56" style:family="paragraph" style:parent-style-name="Titulo2">
      <style:text-properties fo:language="en" fo:country="GB" officeooo:rsid="018c074c"/>
    </style:style>
    <style:style style:name="P57" style:family="paragraph" style:parent-style-name="Titulo2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rsid="01a5d32e" officeooo:paragraph-rsid="01a6220d" fo:hyphenate="false" fo:hyphenation-remain-char-count="2" fo:hyphenation-push-char-count="2"/>
    </style:style>
    <style:style style:name="P58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paragraph-rsid="01a6220d" fo:hyphenate="false" fo:hyphenation-remain-char-count="2" fo:hyphenation-push-char-count="2"/>
    </style:style>
    <style:style style:name="P59" style:family="paragraph" style:parent-style-name="Titulo2" style:list-style-name="L1">
      <style:paragraph-properties fo:text-align="start" style:justify-single-word="false"/>
      <style:text-properties fo:color="#000000" fo:font-size="22pt" fo:language="en" fo:country="GB" fo:font-weight="bold" officeooo:rsid="0301ffde" officeooo:paragraph-rsid="019f8f44" style:font-name-asian="Lucida Console" style:font-size-asian="22pt" style:font-weight-asian="bold" style:font-size-complex="22pt"/>
    </style:style>
    <style:style style:name="P60" style:family="paragraph" style:parent-style-name="Titulo2" style:list-style-name="L2">
      <style:text-properties fo:color="#000000" fo:font-size="18pt" fo:language="en" fo:country="GB" fo:font-weight="normal" officeooo:rsid="018c074c" officeooo:paragraph-rsid="01a6220d" style:font-size-asian="18pt" style:font-weight-asian="normal" style:font-size-complex="18pt" style:font-weight-complex="normal"/>
    </style:style>
    <style:style style:name="P61" style:family="paragraph" style:parent-style-name="Titulo2" style:list-style-name="L6">
      <style:paragraph-properties fo:text-align="start" style:justify-single-word="false" fo:orphans="2" fo:widows="2" fo:hyphenation-ladder-count="no-limit" style:text-autospace="none"/>
      <style:text-properties fo:color="#000000" officeooo:paragraph-rsid="01a6220d" fo:hyphenate="false" fo:hyphenation-remain-char-count="2" fo:hyphenation-push-char-count="2"/>
    </style:style>
    <style:style style:name="P62" style:family="paragraph" style:parent-style-name="Titulo2" style:list-style-name="L8">
      <style:paragraph-properties fo:text-align="start" style:justify-single-word="false" fo:orphans="2" fo:widows="2" fo:hyphenation-ladder-count="no-limit" style:text-autospace="none"/>
      <style:text-properties fo:color="#000000" officeooo:paragraph-rsid="01a6220d" fo:hyphenate="false" fo:hyphenation-remain-char-count="2" fo:hyphenation-push-char-count="2"/>
    </style:style>
    <style:style style:name="P63" style:family="paragraph" style:parent-style-name="Titulo2">
      <style:text-properties fo:font-size="48pt" fo:language="en" fo:country="GB" officeooo:rsid="018c074c" style:font-size-asian="48pt" style:font-size-complex="48pt"/>
    </style:style>
    <style:style style:name="P64" style:family="paragraph" style:parent-style-name="Titulo2">
      <style:paragraph-properties fo:margin-left="0cm" fo:margin-right="0cm" fo:text-indent="0cm" style:auto-text-indent="false"/>
      <style:text-properties fo:language="en" fo:country="GB" officeooo:rsid="02f7f9b1" officeooo:paragraph-rsid="019f8f44"/>
    </style:style>
    <style:style style:name="P65" style:family="paragraph" style:parent-style-name="Titulo2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officeooo:rsid="0190cccc" officeooo:paragraph-rsid="0190cccc" fo:hyphenate="false" fo:hyphenation-remain-char-count="2" fo:hyphenation-push-char-count="2"/>
    </style:style>
    <style:style style:name="P66" style:family="paragraph" style:parent-style-name="Titulo2" style:list-style-name="L4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officeooo:rsid="0190cccc" officeooo:paragraph-rsid="01911eff" fo:hyphenate="false" fo:hyphenation-remain-char-count="2" fo:hyphenation-push-char-count="2"/>
    </style:style>
    <style:style style:name="P67" style:family="paragraph" style:parent-style-name="Titulo2" style:list-style-name="L4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officeooo:rsid="0190cccc" officeooo:paragraph-rsid="0191a3e0" fo:hyphenate="false" fo:hyphenation-remain-char-count="2" fo:hyphenation-push-char-count="2"/>
    </style:style>
    <style:style style:name="P68" style:family="paragraph" style:parent-style-name="Titulo2" style:list-style-name="L4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officeooo:rsid="0190cccc" officeooo:paragraph-rsid="019711ff" fo:hyphenate="false" fo:hyphenation-remain-char-count="2" fo:hyphenation-push-char-count="2"/>
    </style:style>
    <style:style style:name="P69" style:family="paragraph" style:parent-style-name="Titulo2" style:list-style-name="L4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officeooo:rsid="019bca77" officeooo:paragraph-rsid="019bca77" fo:hyphenate="false" fo:hyphenation-remain-char-count="2" fo:hyphenation-push-char-count="2"/>
    </style:style>
    <style:style style:name="P70" style:family="paragraph" style:parent-style-name="Titulo2">
      <style:paragraph-properties fo:break-before="page"/>
      <style:text-properties fo:font-size="48pt" fo:language="en" fo:country="GB" officeooo:rsid="018c074c" style:font-size-asian="48pt" style:font-size-complex="48pt"/>
    </style:style>
    <style:style style:name="P71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72" style:family="paragraph" style:parent-style-name="Enumearación">
      <style:paragraph-properties fo:text-align="center" style:justify-single-word="false"/>
      <style:text-properties fo:color="#402000" style:text-line-through-style="none" style:text-line-through-type="none" fo:font-size="80pt" fo:language="en" fo:country="GB" style:text-underline-style="none" fo:font-weight="bold" officeooo:rsid="019da625" officeooo:paragraph-rsid="019bca77" style:font-size-asian="80pt" style:font-weight-asian="bold" style:font-size-complex="80pt" style:font-weight-complex="bold"/>
    </style:style>
    <style:style style:name="P73" style:family="paragraph" style:parent-style-name="Enumearación">
      <style:paragraph-properties fo:text-align="center" style:justify-single-word="false"/>
      <style:text-properties fo:color="#402000" fo:font-size="48pt" fo:language="en" fo:country="GB" fo:font-weight="bold" officeooo:rsid="019bca77" officeooo:paragraph-rsid="01a6220d" style:font-size-asian="48pt" style:font-weight-asian="bold" style:font-size-complex="48pt" style:font-weight-complex="bold"/>
    </style:style>
    <style:style style:name="P74" style:family="paragraph" style:parent-style-name="Enumearación">
      <style:paragraph-properties fo:text-align="center" style:justify-single-word="false"/>
      <style:text-properties fo:color="#402000" fo:font-size="48pt" fo:language="en" fo:country="GB" fo:font-weight="bold" officeooo:rsid="019bca77" officeooo:paragraph-rsid="01a8135f" style:font-size-asian="48pt" style:font-weight-asian="bold" style:font-size-complex="48pt" style:font-weight-complex="bold"/>
    </style:style>
    <style:style style:name="P75" style:family="paragraph" style:parent-style-name="Enumearación">
      <style:paragraph-properties fo:text-align="center" style:justify-single-word="false"/>
      <style:text-properties fo:color="#402000" fo:font-size="48pt" fo:language="en" fo:country="GB" fo:font-weight="bold" officeooo:rsid="01a6220d" officeooo:paragraph-rsid="01a6220d" style:font-size-asian="48pt" style:font-weight-asian="bold" style:font-size-complex="48pt" style:font-weight-complex="bold"/>
    </style:style>
    <style:style style:name="P76" style:family="paragraph" style:parent-style-name="Enumearación" style:list-style-name="L5">
      <style:paragraph-properties fo:text-align="center" style:justify-single-word="false"/>
      <style:text-properties fo:color="#402000" fo:font-size="48pt" fo:language="en" fo:country="GB" fo:font-weight="bold" officeooo:rsid="01a975a1" officeooo:paragraph-rsid="01a975a1" style:font-size-asian="48pt" style:font-weight-asian="bold" style:font-size-complex="48pt" style:font-weight-complex="bold"/>
    </style:style>
    <style:style style:name="P77" style:family="paragraph" style:parent-style-name="Enumearación" style:list-style-name="L3">
      <style:text-properties officeooo:paragraph-rsid="01911eff"/>
    </style:style>
    <style:style style:name="P78" style:family="paragraph" style:parent-style-name="Enumearación" style:list-style-name="L4">
      <style:text-properties officeooo:paragraph-rsid="01911eff"/>
    </style:style>
    <style:style style:name="P79" style:family="paragraph" style:parent-style-name="Enumearación" style:list-style-name="L4">
      <style:text-properties officeooo:paragraph-rsid="019711ff"/>
    </style:style>
    <style:style style:name="P80" style:family="paragraph" style:parent-style-name="Enumearación" style:list-style-name="L4">
      <style:text-properties officeooo:paragraph-rsid="01ab3e14"/>
    </style:style>
    <style:style style:name="P81" style:family="paragraph" style:parent-style-name="Enumearación">
      <style:paragraph-properties fo:text-align="center" style:justify-single-word="false"/>
      <style:text-properties fo:font-size="28pt" fo:language="en" fo:country="GB" fo:font-weight="bold" officeooo:rsid="01a3bfec" officeooo:paragraph-rsid="015e7346" style:font-size-asian="28pt" style:font-weight-asian="bold" style:font-size-complex="28pt" style:font-weight-complex="bold"/>
    </style:style>
    <style:style style:name="P82" style:family="paragraph" style:parent-style-name="Enumearación" style:list-style-name="L1">
      <style:paragraph-properties fo:text-align="start" style:justify-single-word="false"/>
      <style:text-properties fo:color="#000000" fo:font-size="22pt" fo:language="en" fo:country="GB" fo:font-weight="bold" officeooo:rsid="0301ffde" officeooo:paragraph-rsid="019f8f44" style:font-name-asian="Lucida Console" style:font-size-asian="22pt" style:font-weight-asian="bold" style:font-size-complex="22pt"/>
    </style:style>
    <style:style style:name="P83" style:family="paragraph" style:parent-style-name="Enumearación" style:list-style-name="L1">
      <style:paragraph-properties fo:text-align="start" style:justify-single-word="false" fo:orphans="2" fo:widows="2" fo:hyphenation-ladder-count="no-limit" style:text-autospace="none"/>
      <style:text-properties fo:color="#000000" fo:font-size="22pt" fo:language="en" fo:country="GB" fo:font-weight="bold" officeooo:rsid="0301ffde" officeooo:paragraph-rsid="019f8f44" style:font-name-asian="Lucida Console" style:font-size-asian="22pt" style:font-weight-asian="bold" style:font-size-complex="22pt" fo:hyphenate="false" fo:hyphenation-remain-char-count="2" fo:hyphenation-push-char-count="2"/>
    </style:style>
    <style:style style:name="P84" style:family="paragraph" style:parent-style-name="Enumearación" style:list-style-name="L1">
      <style:paragraph-properties fo:text-align="start" style:justify-single-word="false"/>
      <style:text-properties fo:color="#000000" fo:font-size="22pt" officeooo:paragraph-rsid="019f8f44" style:font-size-asian="22pt" style:font-size-complex="22pt"/>
    </style:style>
    <style:style style:name="P85" style:family="paragraph" style:parent-style-name="Enumearación">
      <style:text-properties officeooo:paragraph-rsid="01a17966"/>
    </style:style>
    <style:style style:name="P86" style:family="paragraph" style:parent-style-name="Enumearación">
      <style:paragraph-properties fo:text-align="center" style:justify-single-word="false"/>
      <style:text-properties fo:font-variant="normal" fo:text-transform="none" fo:color="#402000" style:text-line-through-style="none" style:text-line-through-type="none" style:font-name="Arial1" fo:font-size="48pt" fo:language="en" fo:country="GB" fo:font-style="normal" style:text-underline-style="none" fo:font-weight="bold" officeooo:rsid="01a8135f" officeooo:paragraph-rsid="01a8135f" style:text-blinking="false" fo:background-color="transparent" style:font-size-asian="48pt" style:font-weight-asian="bold" style:font-size-complex="48pt" style:font-weight-complex="bold"/>
    </style:style>
    <style:style style:name="P87" style:family="paragraph" style:parent-style-name="Enumearación">
      <style:paragraph-properties fo:text-align="center" style:justify-single-word="false" fo:break-before="page"/>
      <style:text-properties fo:color="#402000" fo:font-size="48pt" fo:language="en" fo:country="GB" fo:font-weight="bold" officeooo:rsid="019bca77" officeooo:paragraph-rsid="01a6220d" style:font-size-asian="48pt" style:font-weight-asian="bold" style:font-size-complex="48pt" style:font-weight-complex="bold"/>
    </style:style>
    <style:style style:name="P88" style:family="paragraph" style:parent-style-name="Enumearación">
      <style:paragraph-properties fo:text-align="center" style:justify-single-word="false" fo:break-before="page"/>
      <style:text-properties fo:color="#402000" fo:font-size="48pt" fo:language="en" fo:country="GB" fo:font-weight="bold" officeooo:rsid="019bca77" officeooo:paragraph-rsid="01a8135f" style:font-size-asian="48pt" style:font-weight-asian="bold" style:font-size-complex="48pt" style:font-weight-complex="bold"/>
    </style:style>
    <style:style style:name="P89" style:family="paragraph" style:parent-style-name="Enumearación" style:list-style-name="L4">
      <style:paragraph-properties fo:break-before="page"/>
      <style:text-properties officeooo:paragraph-rsid="01ac1766"/>
    </style:style>
    <style:style style:name="T1" style:family="text">
      <style:text-properties fo:color="#000000"/>
    </style:style>
    <style:style style:name="T2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3" style:family="text">
      <style:text-properties fo:color="#000000" fo:font-size="18pt" fo:language="en" fo:country="GB" fo:font-weight="bold" officeooo:rsid="018c074c" fo:background-color="transparent" loext:char-shading-value="0" style:font-size-asian="18pt" style:font-weight-asian="bold" style:font-size-complex="18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Lucida Console1" fo:font-weight="bold" style:font-name-asian="MS Mincho" style:language-asian="zh" style:country-asian="CN" style:font-weight-asian="bold" style:font-name-complex="Times New Roman" style:language-complex="ar" style:country-complex="SA" style:font-weight-complex="bold"/>
    </style:style>
    <style:style style:name="T6" style:family="text">
      <style:text-properties officeooo:rsid="019da625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weight="bold" officeooo:rsid="0301ffde" style:font-name-asian="Lucida Console" style:font-weight-asian="bold"/>
    </style:style>
    <style:style style:name="T9" style:family="text">
      <style:text-properties fo:language="en" fo:country="GB" fo:font-weight="normal" style:font-weight-asian="normal" style:font-weight-complex="normal"/>
    </style:style>
    <style:style style:name="T10" style:family="text">
      <style:text-properties fo:language="en" fo:country="GB" fo:font-weight="normal" officeooo:rsid="01449d15" style:font-weight-asian="normal" style:font-weight-complex="normal"/>
    </style:style>
    <style:style style:name="T11" style:family="text">
      <style:text-properties fo:language="en" fo:country="GB" fo:font-weight="normal" officeooo:rsid="01a5d32e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1a6220d" style:font-weight-asian="bold" style:font-weight-complex="bold"/>
    </style:style>
    <style:style style:name="T14" style:family="text">
      <style:text-properties fo:font-weight="bold" officeooo:rsid="01911eff" style:font-weight-asian="bold" style:font-weight-complex="bold"/>
    </style:style>
    <style:style style:name="T15" style:family="text">
      <style:text-properties fo:font-weight="bold" fo:background-color="#fff200" loext:char-shading-value="0" style:font-weight-asian="bold" style:font-weight-complex="bold"/>
    </style:style>
    <style:style style:name="T16" style:family="text">
      <style:text-properties officeooo:rsid="015e7346"/>
    </style:style>
    <style:style style:name="T17" style:family="text">
      <style:text-properties officeooo:rsid="0186b786"/>
    </style:style>
    <style:style style:name="T18" style:family="text">
      <style:text-properties officeooo:rsid="0187e4e0"/>
    </style:style>
    <style:style style:name="T19" style:family="text">
      <style:text-properties officeooo:rsid="018a3236"/>
    </style:style>
    <style:style style:name="T20" style:family="text">
      <style:text-properties officeooo:rsid="0143c83b"/>
    </style:style>
    <style:style style:name="T21" style:family="text">
      <style:text-properties officeooo:rsid="018b92c0"/>
    </style:style>
    <style:style style:name="T22" style:family="text">
      <style:text-properties officeooo:rsid="018df161"/>
    </style:style>
    <style:style style:name="T23" style:family="text">
      <style:text-properties officeooo:rsid="0190cccc"/>
    </style:style>
    <style:style style:name="T24" style:family="text">
      <style:text-properties officeooo:rsid="01911eff"/>
    </style:style>
    <style:style style:name="T25" style:family="text">
      <style:text-properties officeooo:rsid="01933484"/>
    </style:style>
    <style:style style:name="T26" style:family="text">
      <style:text-properties officeooo:rsid="0194fe69"/>
    </style:style>
    <style:style style:name="T27" style:family="text">
      <style:text-properties officeooo:rsid="019711ff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color="#3465a4" fo:font-weight="bold" style:font-weight-asian="bold" style:font-weight-complex="bold"/>
    </style:style>
    <style:style style:name="T30" style:family="text">
      <style:text-properties officeooo:rsid="019d90aa"/>
    </style:style>
    <style:style style:name="T31" style:family="text">
      <style:text-properties fo:font-variant="normal" fo:text-transform="none" fo:color="#000000" style:text-line-through-style="none" style:text-line-through-type="none" style:font-name="Arial3" fo:font-size="20pt" fo:font-style="normal" style:text-underline-style="none" fo:font-weight="normal" style:text-blinking="false" fo:background-color="transparent" loext:char-shading-value="0" style:font-size-asian="20pt" style:font-size-complex="20pt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 loext:char-shading-value="0" style:font-size-asian="20pt" style:font-size-complex="20pt"/>
    </style:style>
    <style:style style:name="T34" style:family="text">
      <style:text-properties style:font-name="Arial1" fo:font-size="20pt" style:font-size-asian="20pt" style:font-size-complex="20pt"/>
    </style:style>
    <style:style style:name="T35" style:family="text">
      <style:text-properties fo:background-color="#fff200" loext:char-shading-value="0"/>
    </style:style>
    <style:style style:name="T36" style:family="text">
      <style:text-properties style:font-name="var docs-material-header-font-family" fo:language="en" fo:country="GB" fo:font-weight="bold" officeooo:rsid="0301ffde" style:font-name-asian="Lucida Console" style:font-weight-asian="bold" loext:padding="0cm" loext:border="none"/>
    </style:style>
    <style:style style:name="T37" style:family="text">
      <style:text-properties style:font-name="var docs-material-header-font-family" fo:language="en" fo:country="GB" fo:font-weight="bold" officeooo:rsid="01a6220d" style:font-name-asian="Lucida Console" style:font-weight-asian="bold" loext:padding="0cm" loext:border="none"/>
    </style:style>
    <style:style style:name="T38" style:family="text">
      <style:text-properties officeooo:rsid="01a5d32e"/>
    </style:style>
    <style:style style:name="T39" style:family="text">
      <style:text-properties officeooo:rsid="01a6220d"/>
    </style:style>
    <style:style style:name="T40" style:family="text">
      <style:text-properties officeooo:rsid="01a975a1"/>
    </style:style>
    <style:style style:name="T41" style:family="text">
      <style:text-properties officeooo:rsid="01ab3e14"/>
    </style:style>
    <style:style style:name="T42" style:family="text">
      <style:text-properties fo:color="#402000" style:font-name-asian="MS Mincho" style:language-asian="zh" style:country-asian="CN" style:font-name-complex="Times New Roman" style:language-complex="ar" style:country-complex="SA"/>
    </style:style>
    <style:style style:name="T43" style:family="text">
      <style:text-properties fo:color="#402000" fo:font-weight="bold" style:font-name-asian="MS Mincho" style:language-asian="zh" style:country-asian="CN" style:font-weight-asian="bold" style:font-name-complex="Times New Roman" style:language-complex="ar" style:country-complex="SA" style:font-weight-complex="bold"/>
    </style:style>
    <style:style style:name="T44" style:family="text">
      <style:text-properties fo:color="#402000" style:font-name="Lucida Console1" style:font-name-asian="MS Mincho" style:language-asian="zh" style:country-asian="CN" style:font-name-complex="Times New Roman" style:language-complex="ar" style:country-complex="SA"/>
    </style:style>
    <style:style style:name="T45" style:family="text">
      <style:text-properties fo:color="#cc7832" style:font-name="Courier New" fo:font-size="9pt" fo:font-style="normal" fo:font-weight="normal" style:font-size-asian="9pt" style:font-style-asian="normal" style:font-weight-asian="normal"/>
    </style:style>
    <style:style style:name="T46" style:family="text">
      <style:text-properties fo:color="#a9b7c6" style:font-name="Courier New" fo:font-size="9pt" fo:font-style="normal" fo:font-weight="normal" style:font-size-asian="9pt" style:font-style-asian="normal" style:font-weight-asian="normal"/>
    </style:style>
    <style:style style:name="T47" style:family="text">
      <style:text-properties fo:color="#ffc66d" style:font-name="Courier New" fo:font-size="9pt" fo:font-style="normal" fo:font-weight="normal" style:font-size-asian="9pt" style:font-style-asian="normal" style:font-weight-asian="normal"/>
    </style:style>
    <style:style style:name="T48" style:family="text">
      <style:text-properties fo:color="#9876aa" style:font-name="Courier New" fo:font-size="9pt" fo:font-style="normal" fo:font-weight="normal" style:font-size-asian="9pt" style:font-style-asian="normal" style:font-weight-asian="normal"/>
    </style:style>
    <style:style style:name="T49" style:family="text">
      <style:text-properties fo:color="#9876aa" style:font-name="Courier New" fo:font-size="9pt" fo:font-style="italic" fo:font-weight="normal" style:font-size-asian="9pt" style:font-style-asian="italic" style:font-weight-asian="normal"/>
    </style:style>
    <style:style style:name="T50" style:family="text">
      <style:text-properties fo:color="#6897bb" style:font-name="Courier New" fo:font-size="9pt" fo:font-style="normal" fo:font-weight="normal" style:font-size-asian="9pt" style:font-style-asian="normal" style:font-weight-asian="normal"/>
    </style:style>
    <style:style style:name="T51" style:family="text">
      <style:text-properties style:font-name="Courier New" fo:font-size="9pt" fo:font-style="normal" fo:font-weight="normal" style:font-size-asian="9pt" style:font-style-asian="normal" style:font-weight-asian="normal"/>
    </style:style>
    <style:style style:name="T52" style:family="text">
      <style:text-properties style:font-name="Courier New" fo:font-size="9pt" fo:font-style="normal" fo:font-weight="normal" style:font-size-asian="9pt" style:font-style-asian="normal" style:font-weight-asian="normal"/>
    </style:style>
    <style:style style:name="T53" style:family="text">
      <style:text-properties style:font-name="Courier New" fo:font-size="9pt" fo:font-style="normal" fo:font-weight="normal" style:font-size-asian="9pt" style:font-style-asian="normal" style:font-weight-asian="normal"/>
    </style:style>
    <style:style style:name="T54" style:family="text">
      <style:text-properties style:font-name="Courier New" fo:font-size="9pt" fo:font-style="normal" fo:font-weight="normal" style:font-size-asian="9pt" style:font-style-asian="normal" style:font-weight-asian="normal"/>
    </style:style>
    <style:style style:name="T55" style:family="text">
      <style:text-properties style:font-name="Courier New" fo:font-size="9pt" fo:font-style="normal" fo:font-weight="normal" style:font-size-asian="9pt" style:font-style-asian="normal" style:font-weight-asian="normal"/>
    </style:style>
    <style:style style:name="T56" style:family="text">
      <style:text-properties style:font-name="Courier New" fo:font-size="9pt" fo:font-style="normal" fo:font-weight="normal" style:font-size-asian="9pt" style:font-style-asian="normal" style:font-weight-asian="normal"/>
    </style:style>
    <style:style style:name="T57" style:family="text">
      <style:text-properties style:font-name="Courier New" fo:font-size="9pt" fo:font-style="italic" fo:font-weight="normal" style:font-size-asian="9pt" style:font-style-asian="italic" style:font-weight-asian="normal"/>
    </style:style>
    <style:style style:name="T58" style:family="text">
      <style:text-properties fo:font-size="9pt" fo:font-style="normal" fo:font-weight="normal" style:font-size-asian="9pt" style:font-style-asian="normal" style:font-weight-asian="normal"/>
    </style:style>
    <style:style style:name="T59" style:family="text">
      <style:text-properties fo:font-size="9pt" fo:font-style="normal" fo:font-weight="normal" style:font-size-asian="9pt" style:font-style-asian="normal" style:font-weight-asian="normal"/>
    </style:style>
    <style:style style:name="T60" style:family="text">
      <style:text-properties fo:font-size="9pt" fo:font-style="normal" fo:font-weight="normal" style:font-size-asian="9pt" style:font-style-asian="normal" style:font-weight-asian="normal"/>
    </style:style>
    <style:style style:name="T61" style:family="text">
      <style:text-properties fo:font-size="9pt" fo:font-style="normal" fo:font-weight="normal" style:font-size-asian="9pt" style:font-style-asian="normal" style:font-weight-asian="normal"/>
    </style:style>
    <style:style style:name="T62" style:family="text">
      <style:text-properties fo:font-size="9pt" fo:font-style="normal" fo:font-weight="normal" style:font-size-asian="9pt" style:font-style-asian="normal" style:font-weight-asian="normal"/>
    </style:style>
    <style:style style:name="T63" style:family="text">
      <style:text-properties fo:font-size="9pt" fo:font-style="normal" fo:font-weight="normal" style:font-size-asian="9pt" style:font-style-asian="normal" style:font-weight-asian="normal"/>
    </style:style>
    <style:style style:name="T64" style:family="text">
      <style:text-properties fo:font-size="9pt" fo:font-style="italic" fo:font-weight="normal" style:font-size-asian="9pt" style:font-style-asian="italic" style:font-weight-asian="normal"/>
    </style:style>
    <style:style style:name="T65" style:family="text">
      <style:text-properties fo:font-style="normal" fo:font-weight="normal" style:font-style-asian="normal" style:font-weight-asian="normal"/>
    </style:style>
    <style:style style:name="T66" style:family="text">
      <style:text-properties fo:font-style="normal" fo:font-weight="normal" style:font-style-asian="normal" style:font-weight-asian="normal"/>
    </style:style>
    <style:style style:name="T67" style:family="text">
      <style:text-properties fo:font-style="normal" fo:font-weight="normal" style:font-style-asian="normal" style:font-weight-asian="normal"/>
    </style:style>
    <style:style style:name="T68" style:family="text">
      <style:text-properties fo:font-style="normal" fo:font-weight="normal" style:font-style-asian="normal" style:font-weight-asian="normal"/>
    </style:style>
    <style:style style:name="T69" style:family="text">
      <style:text-properties fo:font-style="normal" fo:font-weight="normal" style:font-style-asian="normal" style:font-weight-asian="normal"/>
    </style:style>
    <style:style style:name="T70" style:family="text">
      <style:text-properties fo:font-style="normal" fo:font-weight="bold" style:font-style-asian="normal" style:font-weight-asian="bold" style:font-weight-complex="bold"/>
    </style:style>
    <style:style style:name="T71" style:family="text">
      <style:text-properties fo:font-style="normal" fo:font-weight="bold" style:font-style-asian="normal" style:font-weight-asian="bold" style:font-weight-complex="bold"/>
    </style:style>
    <style:style style:name="T72" style:family="text">
      <style:text-properties fo:font-style="normal" fo:font-weight="bold" style:font-style-asian="normal" style:font-weight-asian="bold" style:font-weight-complex="bold"/>
    </style:style>
    <style:style style:name="T73" style:family="text">
      <style:text-properties fo:font-style="normal" fo:font-weight="bold" style:font-style-asian="normal" style:font-weight-asian="bold" style:font-weight-complex="bold"/>
    </style:style>
    <style:style style:name="T74" style:family="text">
      <style:text-properties fo:font-style="italic" fo:font-weight="normal" style:font-style-asian="italic" style:font-weight-asian="normal"/>
    </style:style>
    <style:style style:name="T75" style:family="text">
      <style:text-properties officeooo:rsid="01ac1766"/>
    </style:style>
    <style:style style:name="T76" style:family="text">
      <style:text-properties fo:color="#808080" style:font-name="Courier New" fo:font-size="9pt" fo:font-style="normal" fo:font-weight="normal" style:font-size-asian="9pt" style:font-style-asian="normal" style:font-weight-asian="normal"/>
    </style:style>
    <style:style style:name="T77" style:family="text">
      <style:text-properties style:font-name-asian="MS Mincho" style:language-asian="zh" style:country-asian="CN" style:font-name-complex="Times New Roman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5cm" fo:text-indent="-0.635cm" fo:margin-left="1.6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cm" fo:text-indent="-0.635cm" fo:margin-left="2.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/>
      <text:p text:style-name="P4">Box 2<text:span text:style-name="T30">D</text:span></text:p>
      <text:p text:style-name="P72">JOINTS</text:p>
      <text:h text:style-name="P44" text:outline-level="1"/>
      <text:list xml:id="list1013496362" text:style-name="L1">
        <text:list-header>
          <text:h text:style-name="P54" text:outline-level="1">INDEX</text:h>
        </text:list-header>
      </text:list>
      <text:p text:style-name="P64"/>
      <text:p text:style-name="P64"/>
      <text:list xml:id="list175140184875364" text:continue-numbering="true" text:style-name="L1">
        <text:list-item>
          <text:p text:style-name="P82">Box2d <text:span text:style-name="T39">&amp; Box2D Joints </text:span>Definition</text:p>
        </text:list-item>
        <text:list-item>
          <text:p text:style-name="P59"><text:span text:style-name="T18">Basic </text:span>Concepts <text:span text:style-name="T19">and definitions </text:span></text:p>
        </text:list-item>
        <text:list-item>
          <text:p text:style-name="P84"><text:span text:style-name="T8">Box2D </text:span><text:span text:style-name="T36">Joint </text:span><text:span text:style-name="T37">types</text:span></text:p>
        </text:list-item>
        <text:list-item>
          <text:p text:style-name="P82"><text:span text:style-name="T40">C</text:span>lasses <text:span text:style-name="T40">that </text:span>I need</text:p>
        </text:list-item>
        <text:list-item>
          <text:p text:style-name="P83">Example</text:p>
        </text:list-item>
      </text:list>
      <text:h text:style-name="P47" text:outline-level="1"><text:s/>box2d <text:span text:style-name="T38">&amp; BOX2D JOINTS DEFINITION</text:span></text:h>
      <text:h text:style-name="P58" text:outline-level="1"><text:span text:style-name="T38">BOX2D: </text:span></text:h>
      <text:list xml:id="list1234058745" text:style-name="L6">
        <text:list-item>
          <text:h text:style-name="P61" text:outline-level="1"><text:span text:style-name="T9">is a physics library </text:span><text:span text:style-name="T10">for 2D games. It is written in C++ (We use a Wrapper like Java)</text:span></text:h>
        </text:list-item>
      </text:list>
      <text:h text:style-name="P57" text:outline-level="1">BOX2D JOINTS:</text:h>
      <text:list xml:id="list3371538721" text:style-name="L8">
        <text:list-item>
          <text:h text:style-name="P62" text:outline-level="1"><text:span text:style-name="T11">a physics concepts to constrain bodies to the world or to each other. Joints can be combined in many different ways to create motions. </text:span></text:h>
        </text:list-item>
      </text:list>
      <text:list xml:id="list3766082228" text:style-name="L2">
        <text:list-item>
          <text:p text:style-name="P60">Each joint type has a definition that derives from<text:span text:style-name="T35"> </text:span><text:span text:style-name="T15">b2JointDef</text:span><text:span text:style-name="T35">.</text:span> All joints are connected between two different bodies. One body may static. </text:p>
        </text:list-item>
        <text:list-item>
          <text:p text:style-name="P60">You can specify user data for any joint type and you can provide a flag to prevent the attached bodies from colliding with each other. This is actually the default behavior and you must set <text:span text:style-name="T12">the </text:span><text:span text:style-name="T15">collideConnected </text:span><text:span text:style-name="T12">Boolean</text:span> to allow collision between to connected bodies. </text:p>
        </text:list-item>
      </text:list>
      <text:p text:style-name="P56"/>
      <text:p text:style-name="P56"/>
      <text:p text:style-name="P70"/>
      <text:p text:style-name="P63"/>
      <text:p text:style-name="P73">B<text:span text:style-name="T39">asic Concepts</text:span></text:p>
      <text:p text:style-name="P75">&amp;</text:p>
      <text:p text:style-name="P75">Definitions</text:p>
      <text:h text:style-name="P48" text:outline-level="1">Physics with box2d</text:h>
      <text:p text:style-name="P26"><text:span text:style-name="T18">Basic </text:span>Concepts <text:span text:style-name="T19">and definitions </text:span>- <text:span text:style-name="T19">I</text:span></text:p>
      <text:p text:style-name="P7">World</text:p>
      <text:p text:style-name="P12">A physics world is a collection of bodies, fixtures, and constraints that interact together.</text:p>
      <text:p text:style-name="P6"><text:span text:style-name="T17">B</text:span>ody <text:span text:style-name="T17">(Rigid Body)</text:span></text:p>
      <text:p text:style-name="P12">A chunk of matter that is so strong that the distance between any two bits of matter on the chunk is constant. They are hard like a diamond.</text:p>
      <text:p text:style-name="P6"><text:span text:style-name="T17">S</text:span>hape</text:p>
      <text:p text:style-name="P12">A shape is 2D geometrical object, such as a circle or polygon.</text:p>
      <text:p text:style-name="Enumearación"/>
      <text:h text:style-name="P46" text:outline-level="1">Physics with box2d</text:h>
      <text:p text:style-name="P27"><text:span text:style-name="T20">Basic </text:span>Concepts <text:span text:style-name="T19">and definitions </text:span>- <text:span text:style-name="T19">II</text:span></text:p>
      <text:p text:style-name="P6"><text:span text:style-name="T17">F</text:span>ixture</text:p>
      <text:p text:style-name="P12">A fixture <text:span text:style-name="Resaltado">binds</text:span> a shape to a body and adds material properties such as density, friction, and restitution. <text:span text:style-name="T17">It also</text:span> puts a shape into the collision system.</text:p>
      <text:p text:style-name="P6">Forces and Impulses</text:p>
      <text:p text:style-name="P12">You can apply forces, torques, and impulses to a body. When you apply a force or an impulse, you provide a world point where the load is applied. This often results in a torque about the cent<text:span text:style-name="T19">re</text:span> of mass.</text:p>
      <text:p text:style-name="P6"><text:span text:style-name="T21">J</text:span>oint</text:p>
      <text:p text:style-name="P12">This is a <text:span text:style-name="Resaltado">constraint</text:span> used to hold two or more bodies together.</text:p>
      <text:p text:style-name="P13">Some times it is necessary to define a <text:span text:style-name="Resaltado">joint limit</text:span> and a j<text:span text:style-name="Resaltado">oint motor</text:span>.</text:p>
      <text:h text:style-name="P49" text:outline-level="1">Physics with box2d</text:h>
      <text:p text:style-name="P28">Body types</text:p>
      <text:p text:style-name="P6">Static</text:p>
      <text:p text:style-name="P12">A static body does not move under simulation and behaves as if it has infinite mass.</text:p>
      <text:p text:style-name="P6">Kinematic</text:p>
      <text:p text:style-name="P14">A kinematic body moves under simulation according to its velocity. <text:span text:style-name="T22">They </text:span>do not respond to forces <text:span text:style-name="T22">and</text:span> do not collide with other kinematic or static bodies.</text:p>
      <text:p text:style-name="P6">D<text:span text:style-name="T19">y</text:span>namic</text:p>
      <text:p text:style-name="P12">A dynamic body is fully simulated. They can be moved manually by the user, but normally they move according to forces. <text:span text:style-name="T22">It</text:span> can collide with all body types <text:span text:style-name="T22">and it</text:span> has finite, non-zero mass.</text:p>
      <text:p text:style-name="P85"/>
      <text:p text:style-name="P87"/>
      <text:p text:style-name="P73"/>
      <text:p text:style-name="P73">B<text:span text:style-name="T39">ox2D Joint </text:span></text:p>
      <text:p text:style-name="P75">TYPES</text:p>
      <text:h text:style-name="P51" text:outline-level="1"><text:s/>JOINT DESCRIPTIONS</text:h>
      <text:p text:style-name="P29">Types:</text:p>
      <text:p text:style-name="P8">Distance</text:p>
      <text:p text:style-name="P19"><text:bookmark text:name="docs-internal-guid-b7cc172d-7fff-864e-b28b-d2ea9a2f6e15"/><text:span text:style-name="T31">Makes sure that the distance between two points on two bodies remain constant. Can be made “soft” to observe a springboard-like behavior.</text:span><text:line-break/></text:p>
      <text:p text:style-name="P9">Revolute</text:p>
      <text:p text:style-name="P16"><text:bookmark text:name="docs-internal-guid-391539c7-7fff-97a9-2c60-f40634693c2f"/><text:span text:style-name="T33">Acts like a hinge, such as how a door is connected to a wall. Exemplified in the code example.</text:span><text:span text:style-name="T34"> </text:span></text:p>
      <text:p text:style-name="P34"/>
      <text:p text:style-name="P9">Weld</text:p>
      <text:p text:style-name="P17"><text:bookmark text:name="docs-internal-guid-8fc3b54c-7fff-2224-17a0-ca25f56a8d87"/><text:span text:style-name="T32">Links two bodies together to act as one body. Provides a constraint for all relative motion between two bodies. Example would be like two lego bricks being hooked together</text:span> </text:p>
      <text:p text:style-name="P15"/>
      <text:h text:style-name="P52" text:outline-level="1"><text:s/>JOINT DESCRIPTIONS</text:h>
      <text:p text:style-name="P30">Types:</text:p>
      <text:p text:style-name="P9">Prismatic</text:p>
      <text:p text:style-name="P31"><text:bookmark text:name="docs-internal-guid-d380f352-7fff-7700-dabb-a9267753656e"/><text:span text:style-name="T33"><text:tab/>It allows for a body to move/slide along a defined axis. This can be useful for <text:tab/>creating elevators.</text:span><text:line-break/></text:p>
      <text:p text:style-name="P9">Pulley</text:p>
      <text:p text:style-name="P36">The pulley connects two bodies to the ground and to each other. As one body moves up, the other body will receive the slack and move down. </text:p>
      <text:p text:style-name="P35"/>
      <text:p text:style-name="P10">Rope</text:p>
      <text:p text:style-name="P18"><text:bookmark text:name="docs-internal-guid-e13f719e-7fff-23d3-6786-30e46dce5afd"/><text:span text:style-name="T32">Restricts the maximum distance between two bodies, even under high-load. This allows for proper simulation of ropes, so that they may not stretch beyond their limit.</text:span> </text:p>
      <text:p text:style-name="P18"/>
      <text:p text:style-name="P20">Gear</text:p>
      <text:p text:style-name="P32"><text:bookmark text:name="docs-internal-guid-d380f352-7fff-7700-dabb-a9267753656e1"/><text:span text:style-name="T33"><text:tab/></text:span><text:bookmark text:name="docs-internal-guid-061078c7-7fff-bd6b-3a3f-d72cb83f6ce4"/><text:span text:style-name="T33">The gear joint can only connect revolute and/or prismatic joints. Better than <text:tab/>making your own gear polygon shapes, as it offers better flexibility along with <text:tab/>efficiency.</text:span></text:p>
      <text:p text:style-name="Text_20_body"><text:line-break/><text:line-break/></text:p>
      <text:p text:style-name="P11">Wheel</text:p>
      <text:p text:style-name="P37"><text:bookmark text:name="docs-internal-guid-a6418359-7fff-d747-d39b-edef1bdefbf6"/>The wheel joint restricts a point on bodyB to a line on bodyA. The wheel joint also provides a suspension spring for simulating real wheel suspension with little coding work. </text:p>
      <text:p text:style-name="P37"/>
      <text:p text:style-name="P37"/>
      <text:p text:style-name="P37"/>
      <text:p text:style-name="P37"/>
      <text:p text:style-name="P37">* <text:span text:style-name="T39">Open and Watch video </text:span><text:span text:style-name="T13">“VBox2D_preview_joints_Box2D_editor”</text:span></text:p>
      <text:p text:style-name="P88"/>
      <text:p text:style-name="P74"/>
      <text:p text:style-name="P86">Classes That </text:p>
      <text:p text:style-name="P86">I need</text:p>
      <text:h text:style-name="P50" text:outline-level="1">Physics with box2d</text:h>
      <text:h text:style-name="P65" text:outline-level="1">Steps to use Box2D - <text:span text:style-name="T24">I</text:span></text:h>
      <text:list xml:id="list1266724513" text:style-name="L3">
        <text:list-item>
          <text:p text:style-name="P77">Define the <text:span text:style-name="Resaltado"><text:span text:style-name="T24">Wo</text:span></text:span><text:span text:style-name="Resaltado">rld</text:span>.</text:p>
        </text:list-item>
      </text:list>
      <text:p text:style-name="P22">private <text:span text:style-name="T12">World</text:span> world;</text:p>
      <text:p text:style-name="P22">… </text:p>
      <text:p text:style-name="P22">@Override</text:p>
      <text:p text:style-name="P22">public void <text:span text:style-name="T41">create</text:span>() {</text:p>
      <text:p text:style-name="P22"><text:tab/><text:span text:style-name="T23">final float GRAVITY_ACCELERATION = -9.5f;</text:span></text:p>
      <text:p text:style-name="P23"><text:tab/>world = new <text:span text:style-name="T12">World</text:span>(new Vector2(0, <text:span text:style-name="T23">GRAVITY_ACCELERATION</text:span>), true);</text:p>
      <text:p text:style-name="P22"><text:tab/>… </text:p>
      <text:p text:style-name="P24">}</text:p>
      <text:list xml:id="list2956368422" text:style-name="L4">
        <text:list-header>
          <text:p text:style-name="P78"/>
        </text:list-header>
        <text:list-item>
          <text:p text:style-name="P78"><text:span text:style-name="T24">Define a </text:span><text:span text:style-name="Resaltado"><text:span text:style-name="T24">Box2DDebugRenderer</text:span></text:span><text:span text:style-name="T24"> and </text:span><text:span text:style-name="Resaltado"><text:span text:style-name="T24">OrthographicCamera</text:span></text:span><text:span text:style-name="T24"> to draw a schema of the world.</text:span></text:p>
        </text:list-item>
      </text:list>
      <text:p text:style-name="P24">private <text:span text:style-name="T12">Box2DDebugRenderer</text:span> b2DRenderer;</text:p>
      <text:p text:style-name="P24">private <text:span text:style-name="T12">OrthographicCamera</text:span> camera;</text:p>
      <text:p text:style-name="P24">… </text:p>
      <text:p text:style-name="P24">@Override</text:p>
      <text:p text:style-name="P24">public void <text:span text:style-name="T41">create</text:span>() {</text:p>
      <text:p text:style-name="P24"><text:tab/>… </text:p>
      <text:p text:style-name="P24"><text:tab/>b2DRenderer = new <text:span text:style-name="T12">Box2DDebugRenderer</text:span>();</text:p>
      <text:p text:style-name="P22"><text:tab/>camera = <text:span text:style-name="T28">new</text:span> <text:span text:style-name="T12">OrthographicCamera</text:span>(<text:span text:style-name="T41">width/2</text:span>, <text:span text:style-name="T41">Height/2</text:span>);<text:tab/></text:p>
      <text:p text:style-name="P24"><text:tab/>… </text:p>
      <text:p text:style-name="P24">}</text:p>
      <text:h text:style-name="P45" text:outline-level="1"><text:soft-page-break/>Physics with box2d</text:h>
      <text:list xml:id="list175140408526872" text:continue-numbering="true" text:style-name="L4">
        <text:list-header>
          <text:h text:style-name="P67" text:outline-level="1">Steps to use Box2D - <text:span text:style-name="T26">III</text:span></text:h>
        </text:list-header>
        <text:list-item>
          <text:p text:style-name="P80"><text:span text:style-name="T24">Define bodies.</text:span></text:p>
        </text:list-item>
      </text:list>
      <text:p text:style-name="P41"><text:span text:style-name="T42">public static float </text:span><text:span text:style-name="T43">PPM</text:span><text:span text:style-name="T42"> = 32; //PIXELS PER METER</text:span></text:p>
      <text:p text:style-name="Codigo_20_Cuadro_20_Flotante"/>
      <text:p text:style-name="P42">public Body <text:span text:style-name="T12">createBox</text:span>(int x, int y, int width, int height, boolean isStatic, boolean fixedRotation, float density) {</text:p>
      <text:p text:style-name="P43"><text:span text:style-name="T44"><text:line-break/> <text:s text:c="3"/>Body pBody;<text:line-break/> <text:s text:c="3"/>BodyDef def = new BodyDef();<text:line-break/><text:line-break/> </text:span><text:span text:style-name="T5"><text:s text:c="3"/>if (isStatic) {<text:line-break/> <text:s text:c="7"/>def.type = BodyDef.BodyType.StaticBody;<text:line-break/> <text:s text:c="3"/>} else {<text:line-break/> <text:s text:c="7"/>def.type = BodyDef.BodyType.DynamicBody;<text:line-break/> <text:s text:c="3"/>}</text:span><text:span text:style-name="T44"><text:line-break/><text:line-break/> <text:s text:c="3"/>def.position.set(x / PPM, y / PPM);<text:line-break/> <text:s text:c="3"/>def.fixedRotation = fixedRotation;<text:line-break/> <text:s text:c="3"/>pBody = world.createBody(def);<text:line-break/><text:line-break/> <text:s text:c="3"/>PolygonShape shape = new PolygonShape();<text:line-break/> <text:s text:c="3"/>shape.setAsBox(width / 2 / PPM, height / 2 / PPM);<text:line-break/><text:line-break/> <text:s text:c="3"/>pBody.createFixture(shape, density);<text:line-break/> <text:s text:c="3"/>shape.dispose();<text:line-break/> <text:s text:c="3"/>return pBody;<text:line-break/>}</text:span></text:p>
      <text:list xml:id="list175140394965884" text:continue-numbering="true" text:style-name="L4">
        <text:list-item>
          <text:p text:style-name="P89"><text:span text:style-name="T24">Define </text:span><text:span text:style-name="T14">B</text:span><text:span text:style-name="T3">2JointDef</text:span><text:span text:style-name="T24">.(Rope)</text:span></text:p>
        </text:list-item>
      </text:list>
      <text:p text:style-name="Codigo_20_Cuadro_20_Flotante"><text:span text:style-name="T65">public void </text:span><text:span text:style-name="T70">buildRopeJoints</text:span><text:span text:style-name="T65">() {</text:span><text:line-break/><text:span text:style-name="T65"> <text:s text:c="3"/>ArrayList&lt;Body&gt; bodies = </text:span><text:span text:style-name="T65">new </text:span><text:span text:style-name="T65">ArrayList&lt;&gt;()</text:span><text:span text:style-name="T65">;</text:span><text:line-break/><text:span text:style-name="T65"> <text:s text:c="3"/>int </text:span><text:span text:style-name="T65">inicio = </text:span><text:span text:style-name="T65">56</text:span><text:span text:style-name="T65">;</text:span><text:line-break/><text:span text:style-name="T65"> <text:s text:c="3"/></text:span><text:span text:style-name="T65">bodies.add(createBox(</text:span><text:span text:style-name="T65">0</text:span><text:span text:style-name="T65">, </text:span><text:span text:style-name="T65">inicio</text:span><text:span text:style-name="T65">, </text:span><text:span text:style-name="T65">30</text:span><text:span text:style-name="T65">, </text:span><text:span text:style-name="T65">32</text:span><text:span text:style-name="T65">, true, true, </text:span><text:span text:style-name="T65">1</text:span><text:span text:style-name="T65">))</text:span><text:span text:style-name="T65">;</text:span><text:line-break/><text:line-break/><text:span text:style-name="T65"> <text:s text:c="3"/>for </text:span><text:span text:style-name="T65">(</text:span><text:span text:style-name="T65">int </text:span><text:span text:style-name="T65">i = </text:span><text:span text:style-name="T65">1</text:span><text:span text:style-name="T65">; </text:span><text:span text:style-name="T65">i &lt; </text:span><text:span text:style-name="T65">5</text:span><text:span text:style-name="T65">; </text:span><text:span text:style-name="T65">i++) {</text:span><text:line-break/><text:span text:style-name="T65"> <text:s text:c="7"/>bodies.add(createBox(</text:span><text:span text:style-name="T65">0</text:span><text:span text:style-name="T65">, </text:span><text:span text:style-name="T65">(-i * </text:span><text:span text:style-name="T65">32</text:span><text:span text:style-name="T65">) + inicio</text:span><text:span text:style-name="T65">, </text:span><text:span text:style-name="T65">4</text:span><text:span text:style-name="T65">, </text:span><text:span text:style-name="T65">10</text:span><text:span text:style-name="T65">, false, false, </text:span><text:span text:style-name="T65">1</text:span><text:span text:style-name="T65">))</text:span><text:span text:style-name="T65">;</text:span><text:line-break/><text:line-break/><text:span text:style-name="T65"> <text:s text:c="4"/></text:span><text:span text:style-name="T70"><text:s text:c="3"/></text:span><text:span text:style-name="T70">RopeJointDef rDef = </text:span><text:span text:style-name="T70">new </text:span><text:span text:style-name="T70">RopeJointDef()</text:span><text:span text:style-name="T70">;</text:span><text:line-break/><text:span text:style-name="T65"> <text:s text:c="7"/></text:span><text:span text:style-name="T65">rDef.</text:span><text:span text:style-name="T65">bodyA </text:span><text:span text:style-name="T65">= bodies.get(i - </text:span><text:span text:style-name="T65">1</text:span><text:span text:style-name="T65">)</text:span><text:span text:style-name="T65">;</text:span><text:line-break/><text:span text:style-name="T65"> <text:s text:c="7"/></text:span><text:span text:style-name="T65">rDef.</text:span><text:span text:style-name="T65">bodyB </text:span><text:span text:style-name="T65">= bodies.get(i)</text:span><text:span text:style-name="T65">;</text:span><text:line-break/><text:span text:style-name="T65"> <text:s text:c="7"/></text:span><text:span text:style-name="T65">rDef.</text:span><text:span text:style-name="T65">collideConnected </text:span><text:span text:style-name="T65">= </text:span><text:span text:style-name="T65">true;</text:span><text:line-break/><text:span text:style-name="T65"> <text:s text:c="7"/></text:span><text:span text:style-name="T65">rDef.</text:span><text:span text:style-name="T65">maxLength </text:span><text:span text:style-name="T65">= </text:span><text:span text:style-name="T65">0.5f</text:span><text:span text:style-name="T65">;</text:span><text:line-break/><text:line-break/><text:span text:style-name="T65"> <text:s text:c="7"/></text:span><text:span text:style-name="T65">rDef.</text:span><text:span text:style-name="T65">localAnchorA</text:span><text:span text:style-name="T65">.set(</text:span><text:span text:style-name="T65">0</text:span><text:span text:style-name="T65">, </text:span><text:span text:style-name="T65">-</text:span><text:span text:style-name="T65">0.25f</text:span><text:span text:style-name="T65">)</text:span><text:span text:style-name="T65">;</text:span><text:line-break/><text:span text:style-name="T65"> <text:s text:c="7"/></text:span><text:span text:style-name="T65">rDef.</text:span><text:span text:style-name="T65">localAnchorB</text:span><text:span text:style-name="T65">.set(</text:span><text:span text:style-name="T65">0</text:span><text:span text:style-name="T65">, </text:span><text:span text:style-name="T65">0.25f</text:span><text:span text:style-name="T65">)</text:span><text:span text:style-name="T65">;</text:span><text:line-break/><text:line-break/><text:span text:style-name="T65"> <text:s text:c="7"/></text:span><text:span text:style-name="T70">world</text:span><text:span text:style-name="T70">.createJoint(rDef)</text:span><text:span text:style-name="T70">;</text:span><text:line-break/><text:span text:style-name="T65"> <text:s text:c="3"/></text:span><text:span text:style-name="T65">}</text:span><text:line-break/><text:span text:style-name="T65">}</text:span></text:p>
      <text:p text:style-name="P38"><text:span text:style-name="T42"/></text:p>
      <text:list xml:id="list175140302425805" text:continue-numbering="true" text:style-name="L4">
        <text:list-item>
          <text:p text:style-name="P89"><text:span text:style-name="T24">Define </text:span><text:span text:style-name="T14">B</text:span><text:span text:style-name="T3">2JointDef</text:span><text:span text:style-name="T24">.(Rope)</text:span></text:p>
        </text:list-item>
      </text:list>
      <text:p text:style-name="Codigo_20_Cuadro_20_Flotante"><text:span text:style-name="T65">public void </text:span><text:span text:style-name="T70">createBridge</text:span><text:span text:style-name="T65">() {</text:span><text:line-break/><text:span text:style-name="T65"> <text:s text:c="3"/></text:span><text:span text:style-name="T70">ArrayList&lt;Body&gt; bodies = </text:span><text:span text:style-name="T70">new </text:span><text:span text:style-name="T70">ArrayList&lt;&gt;()</text:span><text:span text:style-name="T70">;</text:span><text:line-break/><text:line-break/><text:span text:style-name="T65"> <text:s text:c="3"/></text:span><text:span text:style-name="T65">bodies.add(createBox(</text:span><text:span text:style-name="T65">400</text:span><text:span text:style-name="T65">, </text:span><text:span text:style-name="T65">-</text:span><text:span text:style-name="T65">180</text:span><text:span text:style-name="T65">, </text:span><text:span text:style-name="T65">32</text:span><text:span text:style-name="T65">, </text:span><text:span text:style-name="T65">32</text:span><text:span text:style-name="T65">, true, true, </text:span><text:span text:style-name="T65">1</text:span><text:span text:style-name="T65">))</text:span><text:span text:style-name="T65">;</text:span><text:line-break/><text:line-break/><text:span text:style-name="T65"> <text:s text:c="3"/>for </text:span><text:span text:style-name="T65">(</text:span><text:span text:style-name="T65">int </text:span><text:span text:style-name="T65">i = </text:span><text:span text:style-name="T65">1</text:span><text:span text:style-name="T65">; </text:span><text:span text:style-name="T65">i &lt;= </text:span><text:span text:style-name="T65">20</text:span><text:span text:style-name="T65">; </text:span><text:span text:style-name="T65">i++) {</text:span><text:line-break/><text:line-break/><text:span text:style-name="T65"> <text:s text:c="7"/></text:span><text:span text:style-name="T65">if </text:span><text:span text:style-name="T65">(i == </text:span><text:span text:style-name="T65">20</text:span><text:span text:style-name="T65">) {</text:span><text:line-break/><text:span text:style-name="T65"> <text:s text:c="11"/>bodies.add(createBox(</text:span><text:span text:style-name="T65">850</text:span><text:span text:style-name="T65">, </text:span><text:span text:style-name="T65">-</text:span><text:span text:style-name="T65">180</text:span><text:span text:style-name="T65">, </text:span><text:span text:style-name="T65">32</text:span><text:span text:style-name="T65">, </text:span><text:span text:style-name="T65">32</text:span><text:span text:style-name="T65">, true, true, </text:span><text:span text:style-name="T65">1</text:span><text:span text:style-name="T65">))</text:span><text:span text:style-name="T65">;</text:span><text:line-break/><text:span text:style-name="T65"> <text:s text:c="7"/></text:span><text:span text:style-name="T65">} </text:span><text:span text:style-name="T65">else </text:span><text:span text:style-name="T65">{</text:span><text:line-break/><text:span text:style-name="T65"> <text:s text:c="11"/>bodies.add(createBox(</text:span><text:span text:style-name="T65">19 </text:span><text:span text:style-name="T65">* </text:span><text:span text:style-name="T65">32</text:span><text:span text:style-name="T65">, </text:span><text:span text:style-name="T65">0</text:span><text:span text:style-name="T65">, </text:span><text:span text:style-name="T65">14</text:span><text:span text:style-name="T65">, </text:span><text:span text:style-name="T65">10</text:span><text:span text:style-name="T65">, false, false, </text:span><text:span text:style-name="T65">0f</text:span><text:span text:style-name="T65">))</text:span><text:span text:style-name="T65">;</text:span><text:line-break/><text:span text:style-name="T65"> <text:s text:c="7"/></text:span><text:span text:style-name="T65">}</text:span><text:line-break/><text:line-break/><text:span text:style-name="T65"> <text:s text:c="7"/></text:span><text:span text:style-name="T70">RopeJointDef</text:span><text:span text:style-name="T65"> rDef = </text:span><text:span text:style-name="T65">new </text:span><text:span text:style-name="T70">RopeJointDef</text:span><text:span text:style-name="T65">()</text:span><text:span text:style-name="T65">;</text:span><text:line-break/><text:span text:style-name="T65"> <text:s text:c="7"/></text:span><text:span text:style-name="T65">rDef.</text:span><text:span text:style-name="T65">bodyA </text:span><text:span text:style-name="T65">= bodies.get(i - </text:span><text:span text:style-name="T65">1</text:span><text:span text:style-name="T65">)</text:span><text:span text:style-name="T65">;</text:span><text:line-break/><text:span text:style-name="T65"> <text:s text:c="7"/></text:span><text:span text:style-name="T65">rDef.</text:span><text:span text:style-name="T65">bodyB </text:span><text:span text:style-name="T65">= bodies.get(i)</text:span><text:span text:style-name="T65">;</text:span><text:line-break/><text:span text:style-name="T65"> <text:s text:c="7"/></text:span><text:span text:style-name="T65">rDef.</text:span><text:span text:style-name="T65">collideConnected </text:span><text:span text:style-name="T65">= </text:span><text:span text:style-name="T65">true;</text:span><text:line-break/><text:span text:style-name="T65"> <text:s text:c="7"/></text:span><text:span text:style-name="T65">rDef.</text:span><text:span text:style-name="T65">maxLength </text:span><text:span text:style-name="T65">= </text:span><text:span text:style-name="T65">0.8f</text:span><text:span text:style-name="T65">;</text:span><text:line-break/><text:line-break/><text:span text:style-name="T65"> <text:s text:c="7"/></text:span><text:span text:style-name="T65">rDef.</text:span><text:span text:style-name="T65">localAnchorA</text:span><text:span text:style-name="T65">.set(</text:span><text:span text:style-name="T65">0</text:span><text:span text:style-name="T65">, </text:span><text:span text:style-name="T65">-</text:span><text:span text:style-name="T65">0.25f</text:span><text:span text:style-name="T65">)</text:span><text:span text:style-name="T65">;</text:span><text:line-break/><text:span text:style-name="T65"> <text:s text:c="7"/></text:span><text:span text:style-name="T65">rDef.</text:span><text:span text:style-name="T65">localAnchorB</text:span><text:span text:style-name="T65">.set(</text:span><text:span text:style-name="T65">0</text:span><text:span text:style-name="T65">, </text:span><text:span text:style-name="T65">0.25f</text:span><text:span text:style-name="T65">)</text:span><text:span text:style-name="T65">;</text:span><text:line-break/><text:line-break/><text:span text:style-name="T65"> <text:s text:c="7"/></text:span><text:span text:style-name="T70">world</text:span><text:span text:style-name="T70">.createJoint(rDef)</text:span><text:span text:style-name="T70">;</text:span><text:line-break/><text:span text:style-name="T65"> <text:s text:c="3"/></text:span><text:span text:style-name="T65">}</text:span><text:line-break/><text:line-break/><text:span text:style-name="T65">}</text:span></text:p>
      <text:p text:style-name="Codigo_20_Cuadro_20_Flotante"/>
      <text:list xml:id="list175140384261277" text:continue-numbering="true" text:style-name="L4">
        <text:list-item>
          <text:p text:style-name="P89"><text:span text:style-name="T24">Define </text:span><text:span text:style-name="T14">B</text:span><text:span text:style-name="T3">2JointDef</text:span><text:span text:style-name="T24">.(Pulley)</text:span></text:p>
        </text:list-item>
      </text:list>
      <text:p text:style-name="Codigo_20_Cuadro_20_Flotante"><text:line-break/><text:span text:style-name="T65">public void </text:span><text:span text:style-name="T70">buildPulleyJoints</text:span><text:span text:style-name="T65">() {</text:span><text:line-break/><text:span text:style-name="T65"> <text:s text:c="3"/>Body bodyA = createBox(-</text:span><text:span text:style-name="T65">100</text:span><text:span text:style-name="T65">, </text:span><text:span text:style-name="T65">-</text:span><text:span text:style-name="T65">30</text:span><text:span text:style-name="T65">, </text:span><text:span text:style-name="T65">30</text:span><text:span text:style-name="T65">, </text:span><text:span text:style-name="T65">32</text:span><text:span text:style-name="T65">, false, true, </text:span><text:span text:style-name="T65">1</text:span><text:span text:style-name="T65">)</text:span><text:span text:style-name="T65">;</text:span><text:line-break/><text:span text:style-name="T65"> <text:s text:c="3"/></text:span><text:span text:style-name="T65">Body bodyB = createBox(</text:span><text:span text:style-name="T65">100</text:span><text:span text:style-name="T65">, </text:span><text:span text:style-name="T65">30</text:span><text:span text:style-name="T65">, </text:span><text:span text:style-name="T65">30</text:span><text:span text:style-name="T65">, </text:span><text:span text:style-name="T65">32</text:span><text:span text:style-name="T65">, false, true, </text:span><text:span text:style-name="T65">1</text:span><text:span text:style-name="T65">)</text:span><text:span text:style-name="T65">;</text:span><text:line-break/><text:line-break/><text:span text:style-name="T65"> <text:s text:c="3"/></text:span><text:span text:style-name="T65">bodyA.setLinearDamping(</text:span><text:span text:style-name="T65">1.75f</text:span><text:span text:style-name="T65">)</text:span><text:span text:style-name="T65">;</text:span><text:line-break/><text:span text:style-name="T65"> <text:s text:c="3"/></text:span><text:span text:style-name="T65">bodyB.setLinearDamping(</text:span><text:span text:style-name="T65">1.75f</text:span><text:span text:style-name="T65">)</text:span><text:span text:style-name="T65">;</text:span><text:line-break/><text:line-break/><text:span text:style-name="T65"> <text:s text:c="2"/></text:span><text:span text:style-name="T70"><text:s/></text:span><text:span text:style-name="T70">PulleyJointDef pDef = </text:span><text:span text:style-name="T70">new </text:span><text:span text:style-name="T70">PulleyJointDef()</text:span><text:span text:style-name="T70">;</text:span><text:line-break/><text:span text:style-name="T65"> <text:s text:c="3"/></text:span><text:span text:style-name="T65">pDef.</text:span><text:span text:style-name="T65">bodyA </text:span><text:span text:style-name="T65">= bodyA</text:span><text:span text:style-name="T65">;</text:span><text:line-break/><text:span text:style-name="T65"> <text:s text:c="3"/></text:span><text:span text:style-name="T65">pDef.</text:span><text:span text:style-name="T65">bodyB </text:span><text:span text:style-name="T65">= bodyB</text:span><text:span text:style-name="T65">;</text:span><text:line-break/><text:span text:style-name="T65"> <text:s text:c="3"/></text:span><text:span text:style-name="T65">pDef.</text:span><text:span text:style-name="T65">collideConnected </text:span><text:span text:style-name="T65">= </text:span><text:span text:style-name="T65">false;</text:span><text:line-break/><text:span text:style-name="T65"> <text:s text:c="3"/></text:span><text:span text:style-name="T65">pDef.</text:span><text:span text:style-name="T65">localAnchorA</text:span><text:span text:style-name="T65">.set(</text:span><text:span text:style-name="T65">0</text:span><text:span text:style-name="T65">, </text:span><text:span text:style-name="T65">0</text:span><text:span text:style-name="T65">)</text:span><text:span text:style-name="T65">;</text:span><text:line-break/><text:span text:style-name="T65"> <text:s text:c="3"/></text:span><text:span text:style-name="T65">pDef.</text:span><text:span text:style-name="T65">localAnchorB</text:span><text:span text:style-name="T65">.set(</text:span><text:span text:style-name="T65">0</text:span><text:span text:style-name="T65">, </text:span><text:span text:style-name="T65">0</text:span><text:span text:style-name="T65">)</text:span><text:span text:style-name="T65">;</text:span><text:line-break/><text:span text:style-name="T65"> <text:s text:c="3"/></text:span><text:span text:style-name="T65">pDef.</text:span><text:span text:style-name="T65">lengthA </text:span><text:span text:style-name="T65">= </text:span><text:span text:style-name="T65">4</text:span><text:span text:style-name="T65">;</text:span><text:line-break/><text:span text:style-name="T65"> <text:s text:c="3"/></text:span><text:span text:style-name="T65">pDef.</text:span><text:span text:style-name="T65">lengthB </text:span><text:span text:style-name="T65">= </text:span><text:span text:style-name="T65">2</text:span><text:span text:style-name="T65">;</text:span><text:line-break/><text:span text:style-name="T65"> <text:s text:c="3"/></text:span><text:span text:style-name="T65">pDef.</text:span><text:span text:style-name="T65">groundAnchorA</text:span><text:span text:style-name="T65">.set(-</text:span><text:span text:style-name="T65">3</text:span><text:span text:style-name="T65">, </text:span><text:span text:style-name="T65">4</text:span><text:span text:style-name="T65">)</text:span><text:span text:style-name="T65">;</text:span><text:line-break/><text:span text:style-name="T65"> <text:s text:c="3"/></text:span><text:span text:style-name="T65">pDef.</text:span><text:span text:style-name="T65">ratio </text:span><text:span text:style-name="T65">= </text:span><text:span text:style-name="T65">1f</text:span><text:span text:style-name="T65">;</text:span><text:line-break/><text:line-break/><text:span text:style-name="T65"> <text:s text:c="3"/></text:span><text:span text:style-name="T65">pDef.</text:span><text:span text:style-name="T65">groundAnchorB</text:span><text:span text:style-name="T65">.set(</text:span><text:span text:style-name="T65">2</text:span><text:span text:style-name="T65">, </text:span><text:span text:style-name="T65">4</text:span><text:span text:style-name="T65">)</text:span><text:span text:style-name="T65">;</text:span><text:line-break/><text:line-break/><text:span text:style-name="T65"> <text:s text:c="2"/></text:span><text:span text:style-name="T70"><text:s/></text:span><text:span text:style-name="T70">world</text:span><text:span text:style-name="T70">.createJoint(pDef)</text:span><text:span text:style-name="T70">;</text:span><text:line-break/><text:span text:style-name="T65">}</text:span></text:p>
      <text:p text:style-name="Codigo_20_Cuadro_20_Flotante"/>
      <text:h text:style-name="P53" text:outline-level="1">Physics with box2d</text:h>
      <text:list xml:id="list175140056908339" text:continue-numbering="true" text:style-name="L4">
        <text:list-header>
          <text:h text:style-name="P68" text:outline-level="1">Steps to use Box2D - <text:span text:style-name="T24">VI</text:span></text:h>
        </text:list-header>
        <text:list-item>
          <text:p text:style-name="P79"><text:span text:style-name="T24">In the render method, we have to simulate the physics equations </text:span>at discrete points of time <text:span text:style-name="T27">calling </text:span><text:span text:style-name="Resaltado"><text:span text:style-name="T27">step</text:span></text:span><text:span text:style-name="T27"> method. It should be called each 1/60 sg.</text:span></text:p>
        </text:list-item>
      </text:list>
      <text:p text:style-name="P25">@Override</text:p>
      <text:p text:style-name="P25">public void render(float delta) {</text:p>
      <text:p text:style-name="P25"><text:s text:c="2"/>Gdx.gl.glClearColor(0f,0<text:span text:style-name="T41">f</text:span>,0f,<text:span text:style-name="T41">1</text:span>f);</text:p>
      <text:p text:style-name="P25"><text:s text:c="2"/>Gdx.gl.glClear(GL20.GL_COLOR_BUFFER_BIT);</text:p>
      <text:p text:style-name="P25"/>
      <text:p text:style-name="P25"><text:s text:c="2"/>final int VELOCITY_ITERATIONS = 6;</text:p>
      <text:p text:style-name="P25"><text:s text:c="2"/>final int POSITION_ITERATIONS = 2;</text:p>
      <text:p text:style-name="P25"/>
      <text:p text:style-name="P25"><text:s text:c="2"/><text:span text:style-name="T12">world</text:span>.<text:span text:style-name="T29">step</text:span>(delta, VELOCITY_ITERATIONS, POSITION_ITERATIONS);</text:p>
      <text:p text:style-name="P25"/>
      <text:p text:style-name="P25"><text:s text:c="2"/><text:span text:style-name="T12">b2DRenderer</text:span>.<text:span text:style-name="T29">render</text:span>(world, camera.combined);</text:p>
      <text:p text:style-name="P25">}</text:p>
      <text:h text:style-name="P55" text:outline-level="1"/>
      <text:list xml:id="list2077220408" text:style-name="L5">
        <text:list-header>
          <text:p text:style-name="P76"/>
          <text:p text:style-name="P76">EXAMPLE</text:p>
          <text:p text:style-name="P76">(Android Studio)</text:p>
        </text:list-header>
      </text:list>
      <text:p text:style-name="P33"/>
      <text:p text:style-name="P5"/>
      <text:p text:style-name="P5"/>
      <text:p text:style-name="P5"/>
      <text:p text:style-name="P5"/>
      <text:p text:style-name="P5"/>
      <text:p text:style-name="P81">Any Questi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/>
    <style:font-face style:name="Mangal2" svg:font-family="Mangal"/>
    <style:font-face style:name="var docs-material-header-font-family" svg:font-family="'var docs-material-header-font-family', Roboto, RobotoDraft, Helvetica, Arial, sans-serif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2" svg:font-family="'Lucida Console'" style:font-family-generic="modern" style:font-pitch="fixed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axial" draw:start-color="#fffdf3" draw:end-color="#cd8742" draw:start-intensity="100%" draw:end-intensity="100%" draw:angle="0" draw:border="0%"/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  <style:text-properties fo:font-size="14pt" style:font-size-asian="14pt" style:font-size-complex="14pt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in_20_resaltar" style:display-name="Sin resaltar" style:family="text">
      <style:text-properties fo:color="#803f00" fo:background-color="transparent" loext:shadow="none"/>
    </style:style>
    <style:style style:name="Numbering_20_Symbols" style:display-name="Numbering Symbols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19da625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39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Box2D - Joints</text:span><text:line-break/><text:tab/><text:span text:style-name="MT2">Student</text:span>: <text:span text:style-name="MT2">Andrés López Sánchez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19"><draw:text-box><text:p text:style-name="Footer"><text:span text:style-name="Page_20_Number"><text:span text:style-name="MT3"><text:page-number text:select-page="current">20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182</meta:editing-cycles>
    <meta:editing-duration>PT14H40M40S</meta:editing-duration>
    <meta:generator>LibreOffice/6.1.2.1$Windows_X86_64 LibreOffice_project/65905a128db06ba48db947242809d14d3f9a93fe</meta:generator>
    <dc:date>2019-02-11T17:47:54.550000000</dc:date>
    <meta:document-statistic meta:table-count="0" meta:image-count="1" meta:object-count="0" meta:page-count="20" meta:paragraph-count="122" meta:word-count="1092" meta:character-count="7371" meta:non-whitespace-character-count="5997"/>
  </office:meta>
</office:document-meta>
</file>